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3844864463995499202" text:style-name="L1">
        <text:list-item>
          <text:p text:style-name="P4"><text:a xlink:type="simple" xlink:href="http://www.monthlypepperbox.com/">http://www.monthlypepperbox.com/</text:a> <text:s text:c="2"/></text:p>
        </text:list-item>
      </text:list>
      <text:p text:style-name="P2"/>
      <text:list xml:id="list40213331" text:continue-numbering="true" text:style-name="L1">
        <text:list-item>
          <text:p text:style-name="P5"><text:a xlink:type="simple" xlink:href="https://www.lickmydip.com/"><text:span text:style-name="T1">https://www.lickmydip.com/</text:span></text:a><text:span text:style-name="T1"> <text:s text:c="8"/></text:span></text:p>
          <text:p text:style-name="P4"><text:s text:c="34"/></text:p>
        </text:list-item>
        <text:list-item>
          <text:p text:style-name="P4"><text:a xlink:type="simple" xlink:href="http://hotsauceclub.co.uk/#gs.WxktjtE">http://hotsauceclub.co.uk/#gs.WxktjtE</text:a> <text:s text:c="3"/></text:p>
        </text:list-item>
      </text:list>
      <text:p text:style-name="P2"/>
      <text:list xml:id="list40201550" text:continue-numbering="true" text:style-name="L1">
        <text:list-item>
          <text:p text:style-name="P4"><text:a xlink:type="simple" xlink:href="https://giftme.cards/#home">https://giftme.cards/#home</text:a> <text:s text:c="4"/></text:p>
        </text:list-item>
      </text:list>
      <text:p text:style-name="P2"/>
      <text:list xml:id="list40221407" text:continue-numbering="true" text:style-name="L1">
        <text:list-item>
          <text:p text:style-name="P4"><text:a xlink:type="simple" xlink:href="https://www.codevate.com/">https://www.codevate.com/</text:a> </text:p>
        </text:list-item>
      </text:list>
      <text:p text:style-name="P2"/>
      <text:list xml:id="list40223006" text:continue-numbering="true" text:style-name="L1">
        <text:list-item>
          <text:p text:style-name="P4"><text:a xlink:type="simple" xlink:href="https://blog.kissmetrics.com/landing-page-design-infographic/">https://blog.kissmetrics.com/landing-page-design-infographic/</text:a> (tips)</text:p>
        </text:list-item>
      </text:list>
      <text:p text:style-name="P2"/>
      <text:list xml:id="list40203583" text:continue-numbering="true" text:style-name="L1">
        <text:list-item>
          <text:p text:style-name="P4"><text:a xlink:type="simple" xlink:href="http://use.unbounce.com/free-trial-unbounce/?gclid=Cj0KEQjwqNiwBRDnq93MioaqtKQBEiQAb7Ezn8Yx9-6LNAnxshCuhCx6dtouf1Ya4HUaO4WkgFUPHq0aAswZ8P8HAQ">http://use.unbounce.com/free-trial-unbounce/?gclid=Cj0KEQjwqNiwBRDnq93MioaqtKQBEiQAb7Ezn8Yx9-6LNAnxshCuhCx6dtouf1Ya4HUaO4WkgFUPHq0aAswZ8P8HAQ</text:a> </text:p>
        </text:list-item>
      </text:list>
      <text:p text:style-name="P2"/>
      <text:list xml:id="list40208697" text:continue-numbering="true" text:style-name="L1">
        <text:list-item>
          <text:p text:style-name="P4"><text:a xlink:type="simple" xlink:href="http://www.wix.com/website/templates">http://www.wix.com/website/templates</text:a> </text:p>
        </text:list-item>
      </text:list>
      <text:p text:style-name="P2"/>
      <text:p text:style-name="P2"><text:s text:c="3"/></text:p>
      <text:p text:style-name="P2"><text:s text:c="5"/></text:p>
      <text:p text:style-name="P2"><text:span text:style-name="T2"><text:s text:c="12"/>Alex Landing Page</text:span> </text:p>
      <text:p text:style-name="P2"/>
      <text:list xml:id="list40201581" text:continue-numbering="true" text:style-name="L1">
        <text:list-item>
          <text:p text:style-name="P4"><text:a xlink:type="simple" xlink:href="http://themeforest.net/item/launchkit-landing-page-variant-builder/full_screen_preview/10232103?gclid=CjwKEAjw4s2wBRDSnr2jwZenlkgSJABvFcwQhF89NB5DQG_N-uLG1nWwj819cIIDv4peQWHiMC8w_BoCygjw_wcB&amp;ref=medium_rare">http://themeforest.net/item/launchkit-landing-page-variant-builder/full_screen_preview/10232103?gclid=CjwKEAjw4s2wBRDSnr2jwZenlkgSJABvFcwQhF89NB5DQG_N-uLG1nWwj819cIIDv4peQWHiMC8w_BoCygjw_wcB&amp;ref=medium_rare</text:a> </text:p>
        </text:list-item>
      </text:list>
      <text:p text:style-name="P2"/>
      <text:p text:style-name="P2"/>
      <text:list xml:id="list40209632" text:continue-numbering="true" text:style-name="L1">
        <text:list-item>
          <text:p text:style-name="P4"><text:a xlink:type="simple" xlink:href="http://stackoverflow.com/questions/10732690/offsetting-an-html-anchor-to-adjust-for-fixed-header">http://stackoverflow.com/questions/10732690/offsetting-an-html-anchor-to-adjust-for-fixed-header</text:a> (problems with headers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2H38M57S</meta:editing-duration>
    <meta:editing-cycles>43</meta:editing-cycles>
    <meta:generator>OpenOffice/4.0.1$Win32 OpenOffice.org_project/401m5$Build-9714</meta:generator>
    <dc:date>2016-09-15T20:03:21.91</dc:date>
    <dc:creator>Vlad Mocanu</dc:creator>
    <meta:document-statistic meta:table-count="0" meta:image-count="0" meta:object-count="0" meta:page-count="1" meta:paragraph-count="14" meta:word-count="28" meta:character-count="825"/>
    <meta:user-defined meta:name="Info 1"/>
    <meta:user-defined meta:name="Info 2"/>
    <meta:user-defined meta:name="Info 3"/>
    <meta:user-defined meta:name="Info 4"/>
  </office:meta>
</office:document-meta>
</file>